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E0000001E6CEA6ABEBAD0B8B8.png" manifest:media-type="image/png"/>
  <manifest:file-entry manifest:full-path="Pictures/100000000000001E0000001E65F0980AABE06BBD.png" manifest:media-type="image/png"/>
  <manifest:file-entry manifest:full-path="Pictures/100000000000001E0000001EA1D265602A9434AE.png" manifest:media-type="image/png"/>
  <manifest:file-entry manifest:full-path="Pictures/100000000000001E0000001E474F230953A40EDA.png" manifest:media-type="image/png"/>
  <manifest:file-entry manifest:full-path="Pictures/100000000000001E0000001EDD4CEBCB3CC3E243.png" manifest:media-type="image/png"/>
  <manifest:file-entry manifest:full-path="Pictures/100000000000001E0000001EE1BF4307F3B9B6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2" text:anchor-type="paragraph" svg:x="1.5417in" svg:y="0.3382in" svg:width="0.4008in" svg:height="0.4008in" draw:z-index="1"><draw:image xlink:href="Pictures/100000000000001E0000001EA1D265602A9434AE.png" xlink:type="simple" xlink:show="embed" xlink:actuate="onLoad"/></draw:frame><draw:frame draw:style-name="fr1" draw:name="Image3" text:anchor-type="paragraph" svg:x="2.5425in" svg:y="0.3346in" svg:width="0.3945in" svg:height="0.3945in" draw:z-index="2"><draw:image xlink:href="Pictures/100000000000001E0000001E474F230953A40EDA.png" xlink:type="simple" xlink:show="embed" xlink:actuate="onLoad"/></draw:frame><draw:frame draw:style-name="fr1" draw:name="Image4" text:anchor-type="paragraph" svg:x="3.4654in" svg:y="0.3311in" svg:width="0.3992in" svg:height="0.3992in" draw:z-index="3"><draw:image xlink:href="Pictures/100000000000001E0000001EDD4CEBCB3CC3E243.png" xlink:type="simple" xlink:show="embed" xlink:actuate="onLoad"/></draw:frame><draw:frame draw:style-name="fr1" draw:name="Image5" text:anchor-type="paragraph" svg:x="4.2528in" svg:y="0.3362in" svg:width="0.4in" svg:height="0.4in" draw:z-index="4"><draw:image xlink:href="Pictures/100000000000001E0000001EE1BF4307F3B9B6AB.png" xlink:type="simple" xlink:show="embed" xlink:actuate="onLoad"/></draw:frame><draw:frame draw:style-name="fr1" draw:name="Image1" text:anchor-type="paragraph" svg:x="0.5744in" svg:y="0.348in" svg:width="0.3972in" svg:height="0.3972in" draw:z-index="0"><draw:image xlink:href="Pictures/100000000000001E0000001E65F0980AABE06BBD.png" xlink:type="simple" xlink:show="embed" xlink:actuate="onLoad"/></draw:frame><draw:frame draw:style-name="fr1" draw:name="Image6" text:anchor-type="paragraph" svg:x="5.0201in" svg:y="0.3575in" svg:width="0.4028in" svg:height="0.4028in" draw:z-index="5"><draw:image xlink:href="Pictures/100000000000001E0000001E6CEA6ABEBAD0B8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39:09.687863500</meta:creation-date>
    <meta:print-date>2017-04-19T14:37:18.768561857</meta:print-date>
    <dc:date>2018-08-10T11:06:44.778266478</dc:date>
    <meta:editing-duration>PT16H38M56S</meta:editing-duration>
    <meta:editing-cycles>7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